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1in" table:align="margins"/>
    </style:style>
    <style:style style:name="Table4.A" style:family="table-column">
      <style:table-column-properties style:column-width="1.0125in" style:rel-column-width="6032*"/>
    </style:style>
    <style:style style:name="Table4.B" style:family="table-column">
      <style:table-column-properties style:column-width="1.0215in" style:rel-column-width="6085*"/>
    </style:style>
    <style:style style:name="Table4.C" style:family="table-column">
      <style:table-column-properties style:column-width="2.8646in" style:rel-column-width="17066*"/>
    </style:style>
    <style:style style:name="Table4.D" style:family="table-column">
      <style:table-column-properties style:column-width="1.8229in" style:rel-column-width="10860*"/>
    </style:style>
    <style:style style:name="Table4.E" style:family="table-column">
      <style:table-column-properties style:column-width="1.1792in" style:rel-column-width="7025*"/>
    </style:style>
    <style:style style:name="Table4.F" style:family="table-column">
      <style:table-column-properties style:column-width="3.1in" style:rel-column-width="184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1.0042in" fo:margin-left="0in" fo:margin-right="-0.0042in" table:align="margins"/>
    </style:style>
    <style:style style:name="Table1.A" style:family="table-column">
      <style:table-column-properties style:column-width="4.8625in" style:rel-column-width="28959*"/>
    </style:style>
    <style:style style:name="Table1.B" style:family="table-column">
      <style:table-column-properties style:column-width="0.7833in" style:rel-column-width="4667*"/>
    </style:style>
    <style:style style:name="Table1.C" style:family="table-column">
      <style:table-column-properties style:column-width="1.0563in" style:rel-column-width="6289*"/>
    </style:style>
    <style:style style:name="Table1.D" style:family="table-column">
      <style:table-column-properties style:column-width="1.0076in" style:rel-column-width="5999*"/>
    </style:style>
    <style:style style:name="Table1.E" style:family="table-column">
      <style:table-column-properties style:column-width="1.2479in" style:rel-column-width="7432*"/>
    </style:style>
    <style:style style:name="Table1.F" style:family="table-column">
      <style:table-column-properties style:column-width="1.2313in" style:rel-column-width="7331*"/>
    </style:style>
    <style:style style:name="Table1.G" style:family="table-column">
      <style:table-column-properties style:column-width="0.816in" style:rel-column-width="485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1.0042in" fo:margin-left="0in" fo:margin-right="-0.0042in" fo:break-before="page" table:align="margins"/>
    </style:style>
    <style:style style:name="Table2.A" style:family="table-column">
      <style:table-column-properties style:column-width="4.8625in" style:rel-column-width="28959*"/>
    </style:style>
    <style:style style:name="Table2.B" style:family="table-column">
      <style:table-column-properties style:column-width="0.7833in" style:rel-column-width="4667*"/>
    </style:style>
    <style:style style:name="Table2.C" style:family="table-column">
      <style:table-column-properties style:column-width="1.0563in" style:rel-column-width="6289*"/>
    </style:style>
    <style:style style:name="Table2.D" style:family="table-column">
      <style:table-column-properties style:column-width="1.0076in" style:rel-column-width="5999*"/>
    </style:style>
    <style:style style:name="Table2.E" style:family="table-column">
      <style:table-column-properties style:column-width="1.2479in" style:rel-column-width="7432*"/>
    </style:style>
    <style:style style:name="Table2.F" style:family="table-column">
      <style:table-column-properties style:column-width="1.2313in" style:rel-column-width="7331*"/>
    </style:style>
    <style:style style:name="Table2.G" style:family="table-column">
      <style:table-column-properties style:column-width="0.816in" style:rel-column-width="485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0042in" fo:margin-left="0in" fo:margin-right="-0.0042in" fo:break-before="page" table:align="margins"/>
    </style:style>
    <style:style style:name="Table3.A" style:family="table-column">
      <style:table-column-properties style:column-width="4.8625in" style:rel-column-width="28959*"/>
    </style:style>
    <style:style style:name="Table3.B" style:family="table-column">
      <style:table-column-properties style:column-width="0.7833in" style:rel-column-width="4667*"/>
    </style:style>
    <style:style style:name="Table3.C" style:family="table-column">
      <style:table-column-properties style:column-width="1.0563in" style:rel-column-width="6289*"/>
    </style:style>
    <style:style style:name="Table3.D" style:family="table-column">
      <style:table-column-properties style:column-width="1.0076in" style:rel-column-width="5999*"/>
    </style:style>
    <style:style style:name="Table3.E" style:family="table-column">
      <style:table-column-properties style:column-width="1.2479in" style:rel-column-width="7432*"/>
    </style:style>
    <style:style style:name="Table3.F" style:family="table-column">
      <style:table-column-properties style:column-width="1.2313in" style:rel-column-width="7331*"/>
    </style:style>
    <style:style style:name="Table3.G" style:family="table-column">
      <style:table-column-properties style:column-width="0.816in" style:rel-column-width="4858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Data de <text:s/>descoberta</text:p>
          </table:table-cell>
          <table:table-cell table:style-name="Table4.A1" office:value-type="string">
            <text:p text:style-name="P9">Título</text:p>
          </table:table-cell>
          <table:table-cell table:style-name="Table4.A1" office:value-type="string">
            <text:p text:style-name="P9">Descrição</text:p>
          </table:table-cell>
          <table:table-cell table:style-name="Table4.A1" office:value-type="string">
            <text:p text:style-name="P9">Prioridade</text:p>
          </table:table-cell>
          <table:table-cell table:style-name="Table4.A1" office:value-type="string">
            <text:p text:style-name="P9">Magnitude</text:p>
          </table:table-cell>
          <table:table-cell table:style-name="Table4.F1" office:value-type="string">
            <text:p text:style-name="P9">Estratégia para solução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Não adoção</text:p>
          </table:table-cell>
          <table:table-cell table:style-name="Table4.A2" office:value-type="string">
            <text:p text:style-name="P8">O sistema corre o risco de ficar com uma usabilidade ruim, caindo em desuso</text:p>
          </table:table-cell>
          <table:table-cell table:style-name="Table4.D2" office:value-type="float" office:value="1">
            <text:p text:style-name="P8">1</text:p>
          </table:table-cell>
          <table:table-cell table:style-name="Table4.A2" office:value-type="string">
            <text:p text:style-name="P8">Altíssimo risco</text:p>
          </table:table-cell>
          <table:table-cell table:style-name="Table4.F2" office:value-type="string">
            <text:p text:style-name="P8">Teremos a preocupação de a cada funcionalidade testar com um usuário a sua usabilidade.</text:p>
            <text:p text:style-name="P8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Ambiente ruim</text:p>
          </table:table-cell>
          <table:table-cell table:style-name="Table4.A2" office:value-type="string">
            <text:p text:style-name="P8">Dependemos da máquina disponível na AAAMAT para rodar o servidor.</text:p>
            <text:p text:style-name="P8">Se o instituto não comprar a máquina nova, o sistema será muito pesado para a atual.</text:p>
          </table:table-cell>
          <table:table-cell table:style-name="Table4.D2" office:value-type="float" office:value="2">
            <text:p text:style-name="P8">2</text:p>
          </table:table-cell>
          <table:table-cell table:style-name="Table4.A2" office:value-type="string">
            <text:p text:style-name="P8">Médio risco</text:p>
          </table:table-cell>
          <table:table-cell table:style-name="Table4.F2" office:value-type="string">
            <text:p text:style-name="P8">A máquina já está no instituto, porém passando por muitas fases de burocracia. Precisamos pressionar os responsáveis para o processo ser mais rápido.</text:p>
            <text:p text:style-name="P8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A1" office:value-type="string">
            <text:p text:style-name="P6">Horas </text:p>
            <text:p text:style-name="P6">trabalhadas</text:p>
          </table:table-cell>
          <table:table-cell table:style-name="Table1.G1" office:value-type="string">
            <text:p text:style-name="P6">Horas que faltam</text:p>
          </table:table-cell>
        </table:table-row>
        <table:table-row>
          <table:table-cell table:style-name="Table1.A2" office:value-type="string">
            <text:p text:style-name="P5">Lista das tarefas que pode ser reduzida através da busca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E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list xml:id="list1910525140" text:style-name="L1">
              <text:list-header>
                <text:p text:style-name="P11">Tarefas devem ter:</text:p>
              </text:list-header>
              <text:list-item>
                <text:p text:style-name="P11">Título</text:p>
              </text:list-item>
              <text:list-item>
                <text:p text:style-name="P11">Corpo</text:p>
              </text:list-item>
              <text:list-item>
                <text:p text:style-name="P11">Data de criação </text:p>
              </text:list-item>
              <text:list-item>
                <text:p text:style-name="P11">Data limite para realização</text:p>
              </text:list-item>
              <text:list-item>
                <text:p text:style-name="P11">Data de lembrete</text:p>
              </text:list-item>
              <text:list-item>
                <text:p text:style-name="P11">Responsáveis</text:p>
              </text:list-item>
              <text:list-item>
                <text:p text:style-name="P11">Status</text:p>
              </text:list-item>
            </text:list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ssuntos devem ter:</text:p>
            <text:list xml:id="list851986065" text:style-name="L2">
              <text:list-item>
                <text:p text:style-name="P12">Título</text:p>
              </text:list-item>
              <text:list-item>
                <text:p text:style-name="P14">Lista de tarefas</text:p>
              </text:list-item>
              <text:list-item>
                <text:p text:style-name="P14">Lista de registros</text:p>
              </text:list-item>
              <text:list-item>
                <text:p text:style-name="P14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>08:41 – 12:30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Filtra a visualização dos assuntos da página inicial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2">
            <text:p text:style-name="P3">2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/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7"/>
          </table:table-cell>
          <table:table-cell table:style-name="Table2.G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Remove-se um lembrete de uma tarefa ou event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Lista dos eventos que pode ser reduzida através do filtr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.5">
            <text:p text:style-name="P7">1.5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Eventos devem ter:</text:p>
            <text:list xml:id="list1813265418" text:style-name="L3">
              <text:list-item>
                <text:p text:style-name="P13">Título</text:p>
              </text:list-item>
              <text:list-item>
                <text:p text:style-name="P13">Data do Evento</text:p>
              </text:list-item>
              <text:list-item>
                <text:p text:style-name="P13">Data de Criação</text:p>
              </text:list-item>
              <text:list-item>
                <text:p text:style-name="P13">Horário</text:p>
              </text:list-item>
              <text:list-item>
                <text:p text:style-name="P13">Local</text:p>
              </text:list-item>
              <text:list-item>
                <text:p text:style-name="P13">Descrição</text:p>
              </text:list-item>
            </text:list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Lista dos registros que pode ser reduzida através do filtro</text:p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3">3ª Milestone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os registros por data de criação, corp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Registros devem ter:</text:p>
            <text:list xml:id="list51678075" text:continue-numbering="true" text:style-name="L3">
              <text:list-item>
                <text:p text:style-name="P13">Título</text:p>
              </text:list-item>
              <text:list-item>
                <text:p text:style-name="P13">Data de Criação</text:p>
              </text:list-item>
              <text:list-item>
                <text:p text:style-name="P13">Conteúdo</text:p>
              </text:list-item>
            </text:list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 table:style-name="Table3.6">
          <table:table-cell table:style-name="Table3.A2" office:value-type="string">
            <text:p text:style-name="P5">Filtrar os eventos por datas, descriçã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Mostrar todas as tarefas ainda não realizada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4">
            <text:p text:style-name="P7">4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Para entrar no sistema é necessário possuir uma senha única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5">
            <text:p text:style-name="P7">5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1-16T16:47:33</dc:date>
    <meta:editing-duration>PT02H00M00S</meta:editing-duration>
    <meta:editing-cycles>12</meta:editing-cycles>
    <meta:generator>OpenOffice.org/3.1$Linux OpenOffice.org_project/310m19$Build-9420</meta:generator>
    <dc:creator>Thiago Colucci</dc:creator>
    <meta:document-statistic meta:table-count="4" meta:image-count="0" meta:object-count="0" meta:page-count="4" meta:paragraph-count="177" meta:word-count="657" meta:character-count="3588"/>
    <meta:user-defined meta:name="Info 1"/>
    <meta:user-defined meta:name="Info 2"/>
    <meta:user-defined meta:name="Info 3"/>
    <meta:user-defined meta:name="Info 4"/>
  </office:meta>
</office:document-meta>
</file>